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ojeto Pinball</text:p>
      <text:p text:style-name="Author">Franciellen</text:p>
      <text:p text:style-name="Author">Maria Clara</text:p>
      <text:p text:style-name="Author">Sergio Pedro Rodrigues Oliveira</text:p>
      <text:p text:style-name="Date">30 maio 2023</text:p>
      <text:p text:style-name="Pagebreak"/>
      <text:h text:style-name="Heading_20_1" text:outline-level="1"><text:bookmark-start text:name="objetivo"/>1 Objetivo<text:bookmark-end text:name="objetivo"/></text:h>
      <text:h text:style-name="Heading_20_2" text:outline-level="2"><text:bookmark-start text:name="projeto"/>1.1 Projeto<text:bookmark-end text:name="projeto"/></text:h>
      <text:p text:style-name="First_20_paragraph">Desenvolver um brinquedo simples para crianças com transtorno de especto autista (TEA) que envolva circuitos eletricos.<text:line-break/>O projeto é um pinball construido com Arduino UNO.<text:line-break/></text:p>
      <text:h text:style-name="Heading_20_2" text:outline-level="2"><text:bookmark-start text:name="o-que-é-o-arduino"/>1.2 O que é o Arduino<text:bookmark-end text:name="o-que-é-o-arduino"/></text:h>
      <text:p text:style-name="First_20_paragraph">O Arduino é uma pequena placa de microcontrolador. Contém diversos terminais que permitem a conexão com dispositivos externos. Os Arduinos podem ser energizados por um computador através de um plugue USB, por uma bateria 9V ou por uma fonte de alimentação. Eles podem ser programados pelo computador e, em seguida, desconectados, permitindo assim que trabalhem independentemente do computador.Monk (2015)<text:line-break/></text:p>
      <text:p text:style-name="Pagebreak"/>
      <text:h text:style-name="Heading_20_1" text:outline-level="1"><text:bookmark-start text:name="lista-de-materiais"/>2 Lista de Materiais<text:bookmark-end text:name="lista-de-materiais"/></text:h>
      <text:p text:style-name="TableCaption">Lista de materiais</text:p>
      <table:table table:name="Table1" table:style-name="Table1">
        <table:table-column table:style-name="Table1.A"/>
        <table:table-column table:style-name="Table1.B"/>
        <table:table-header-rows>
          <table:table-row>
            <table:table-cell table:style-name="TableHeaderRowCell" office:value-type="string">
              <text:p text:style-name="Table_20_Heading">Materiais</text:p>
            </table:table-cell>
            <table:table-cell table:style-name="TableHeaderRowCell" office:value-type="string">
              <text:p text:style-name="P1">Quantidade</text:p>
            </table:table-cell>
          </table:table-row>
        </table:table-header-rows>
        <table:table-row>
          <table:table-cell table:style-name="TableRowCell" office:value-type="string">
            <text:p text:style-name="Table_20_Contents">Arduino UNO R3</text:p>
          </table:table-cell>
          <table:table-cell table:style-name="TableRowCell" office:value-type="string">
            <text:p text:style-name="P2">1</text:p>
          </table:table-cell>
        </table:table-row>
        <table:table-row>
          <table:table-cell table:style-name="TableRowCell" office:value-type="string">
            <text:p text:style-name="Table_20_Contents">Case para Arduino UNO</text:p>
          </table:table-cell>
          <table:table-cell table:style-name="TableRowCell" office:value-type="string">
            <text:p text:style-name="P2">1</text:p>
          </table:table-cell>
        </table:table-row>
        <table:table-row>
          <table:table-cell table:style-name="TableRowCell" office:value-type="string">
            <text:p text:style-name="Table_20_Contents">LED Difuso 5mm Vermelho</text:p>
          </table:table-cell>
          <table:table-cell table:style-name="TableRowCell" office:value-type="string">
            <text:p text:style-name="P2">4</text:p>
          </table:table-cell>
        </table:table-row>
        <table:table-row>
          <table:table-cell table:style-name="TableRowCell" office:value-type="string">
            <text:p text:style-name="Table_20_Contents">Resistor de 220 Ohm</text:p>
          </table:table-cell>
          <table:table-cell table:style-name="TableRowCell" office:value-type="string">
            <text:p text:style-name="P2">4</text:p>
          </table:table-cell>
        </table:table-row>
        <table:table-row>
          <table:table-cell table:style-name="TableRowCell" office:value-type="string">
            <text:p text:style-name="Table_20_Contents">Resistor de 100 Ohm</text:p>
          </table:table-cell>
          <table:table-cell table:style-name="TableRowCell" office:value-type="string">
            <text:p text:style-name="P2">4</text:p>
          </table:table-cell>
        </table:table-row>
        <table:table-row>
          <table:table-cell table:style-name="TableRowCell" office:value-type="string">
            <text:p text:style-name="Table_20_Contents">Resistor de 150 Ohm</text:p>
          </table:table-cell>
          <table:table-cell table:style-name="TableRowCell" office:value-type="string">
            <text:p text:style-name="P2">4</text:p>
          </table:table-cell>
        </table:table-row>
        <table:table-row>
          <table:table-cell table:style-name="TableRowCell" office:value-type="string">
            <text:p text:style-name="Table_20_Contents">Resistor de 10k Ohm</text:p>
          </table:table-cell>
          <table:table-cell table:style-name="TableRowCell" office:value-type="string">
            <text:p text:style-name="P2">4</text:p>
          </table:table-cell>
        </table:table-row>
        <table:table-row>
          <table:table-cell table:style-name="TableRowCell" office:value-type="string">
            <text:p text:style-name="Table_20_Contents">Potenciometro 10k</text:p>
          </table:table-cell>
          <table:table-cell table:style-name="TableRowCell" office:value-type="string">
            <text:p text:style-name="P2">1</text:p>
          </table:table-cell>
        </table:table-row>
        <table:table-row>
          <table:table-cell table:style-name="TableRowCell" office:value-type="string">
            <text:p text:style-name="Table_20_Contents">Display LCD 16×2 Backlight Verde</text:p>
          </table:table-cell>
          <table:table-cell table:style-name="TableRowCell" office:value-type="string">
            <text:p text:style-name="P2">1</text:p>
          </table:table-cell>
        </table:table-row>
        <table:table-row>
          <table:table-cell table:style-name="TableRowCell" office:value-type="string">
            <text:p text:style-name="Table_20_Contents">Sensor Óptico Reflexivo TCRT5000</text:p>
          </table:table-cell>
          <table:table-cell table:style-name="TableRowCell" office:value-type="string">
            <text:p text:style-name="P2">4</text:p>
          </table:table-cell>
        </table:table-row>
        <table:table-row>
          <table:table-cell table:style-name="TableRowCell" office:value-type="string">
            <text:p text:style-name="Table_20_Contents">Cabos Jumper macho-macho</text:p>
          </table:table-cell>
          <table:table-cell table:style-name="TableRowCell" office:value-type="string">
            <text:p text:style-name="P2">1</text:p>
          </table:table-cell>
        </table:table-row>
        <table:table-row>
          <table:table-cell table:style-name="TableRowCell" office:value-type="string">
            <text:p text:style-name="Table_20_Contents">Protoboard</text:p>
          </table:table-cell>
          <table:table-cell table:style-name="TableRowCell" office:value-type="string">
            <text:p text:style-name="P2">1</text:p>
          </table:table-cell>
        </table:table-row>
        <table:table-row>
          <table:table-cell table:style-name="TableRowCell" office:value-type="string">
            <text:p text:style-name="Table_20_Contents">Suporte Bateria 9V Plug P4</text:p>
          </table:table-cell>
          <table:table-cell table:style-name="TableRowCell" office:value-type="string">
            <text:p text:style-name="P2">1</text:p>
          </table:table-cell>
        </table:table-row>
        <table:table-row>
          <table:table-cell table:style-name="TableRowCell" office:value-type="string">
            <text:p text:style-name="Table_20_Contents">Bateria Recarregável 9v De Litio 680mah Rontek</text:p>
          </table:table-cell>
          <table:table-cell table:style-name="TableRowCell" office:value-type="string">
            <text:p text:style-name="P2">1</text:p>
          </table:table-cell>
        </table:table-row>
      </table:table>
      <text:h text:style-name="Heading_20_1" text:outline-level="1"><text:bookmark-start text:name="desenvolvimento"/>3 Desenvolvimento<text:bookmark-end text:name="desenvolvimento"/></text:h>
      <text:h text:style-name="Heading_20_2" text:outline-level="2"><text:bookmark-start text:name="esquemático"/>3.1 Esquemático<text:bookmark-end text:name="esquemático"/></text:h>
      <text:h text:style-name="Heading_20_1" text:outline-level="1"><text:bookmark-start text:name="conclusão"/>4 Conclusão<text:bookmark-end text:name="conclusão"/></text:h>
      <text:h text:style-name="Heading_20_1" text:outline-level="1"><text:bookmark-start text:name="apendice-a---programação"/>5 Apendice A - Programação<text:bookmark-end text:name="apendice-a---programação"/></text:h>
      <text:p text:style-name="Pagebreak"/>
      <text:h text:style-name="Heading_20_1" text:outline-level="1"><text:bookmark-start text:name="bibliografia"/>6 Bibliografia<text:bookmark-end text:name="bibliografia"/></text:h>
      <text:section text:name="refs">
        <text:section text:name="ref-monk2013programaccao">
          <text:p text:style-name="First_20_paragraph">MONK, S. <text:span text:style-name="T1">Programa</text:span><text:span text:style-name="T1">ç</text:span><text:span text:style-name="T1">ã</text:span><text:span text:style-name="T1">o com Arduino: come</text:span><text:span text:style-name="T1">ç</text:span><text:span text:style-name="T1">ando com Sketches</text:span>. [s.l.] Bookman Editora, 2013.</text:p>
        </text:section>
        <text:section text:name="ref-monk2015programaccao">
          <text:p text:style-name="Text_20_body">___. <text:span text:style-name="T1">Programa</text:span><text:span text:style-name="T1">ç</text:span><text:span text:style-name="T1">ã</text:span><text:span text:style-name="T1">o com Arduino II: Passos avan</text:span><text:span text:style-name="T1">ç</text:span><text:span text:style-name="T1">ados com sketches</text:span>. [s.l.] Bookman Editora, 2015.</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rojeto Pinball</dc:title>
    <dc:description/>
    <dc:subject/>
    <meta:keyword/>
    <meta:initial-creator>Franciellen; Maria Clara; Sergio Pedro Rodrigues Oliveira</meta:initial-creator>
    <dc:creator>Franciellen; Maria Clara; Sergio Pedro Rodrigues Oliveira</dc:creator>
    <meta:creation-date>2023-05-30T10:18:21Z</meta:creation-date>
    <dc:date>2023-05-30T10:18:21Z</dc:date>
    <meta:user-defined meta:name="bibliography" meta:value-type="string">Bibliografia_arduino.bib</meta:user-defined>
    <meta:user-defined meta:name="csl" meta:value-type="string">abnt.csl</meta:user-defined>
    <meta:user-defined meta:name="date" meta:value-type="string">30 maio 2023</meta:user-defined>
    <meta:user-defined meta:name="output" meta:value-type="string"/>
  </office:meta>
</office:document-meta>
</file>